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478.6pt"/>
    </style:style>
    <style:style style:name="co7" style:family="table-column">
      <style:table-column-properties fo:break-before="auto" style:column-width="209.96pt"/>
    </style:style>
    <style:style style:name="co9" style:family="table-column">
      <style:table-column-properties fo:break-before="auto" style:column-width="356.85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e0efd4"/>
    </style:style>
    <style:style style:name="ce45" style:family="table-cell" style:parent-style-name="Default">
      <style:table-cell-properties fo:background-color="#fffbcc"/>
    </style:style>
    <style:style style:name="ce46" style:family="table-cell" style:parent-style-name="Default">
      <style:table-cell-properties fo:background-color="#fcd4d1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12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13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ackground-color="#fffbcc"/>
    </style:style>
    <style:style style:name="ce4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9" table:default-cell-style-name="ce16"/>
        <table:table-column table:style-name="co8" table:number-columns-repeated="1017" table:default-cell-style-name="ce16"/>
        <table:table-row table:style-name="ro2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Lab and Discussion Links</text:p>
          </table:table-cell>
          <table:table-cell table:style-name="ce1" office:value-type="string" calcext:value-type="string">
            <text:p>Homework &amp; Project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017"/>
        </table:table-row>
        <table:table-row table:style-name="ro3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Mon</text:p>
            <text:p>8/26</text:p>
          </table:table-cell>
          <table:table-cell table:style-name="ce7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Lab 00: Getting Started  Fri 9/6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Wed</text:p>
            <text:p>8/28</text:p>
          </table:table-cell>
          <table:table-cell table:style-name="ce8" office:value-type="string" calcext:value-type="string">
            <text:p>Function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Disc 00: Getting Started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8/30</text:p>
          </table:table-cell>
          <table:table-cell table:style-name="ce8" office:value-type="string" calcext:value-type="string">
            <text:p>Names </text:p>
          </table:table-cell>
          <table:table-cell table:style-name="ce12" office:value-type="string" calcext:value-type="string">
            <text:p>Ch. 1.1</text:p>
            <text:p>Ch. 1.2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HW 01  Thu 9/5</text:p>
          </table:table-cell>
          <table:table-cell table:number-columns-repeated="1018"/>
        </table:table-row>
        <table:table-row table:style-name="ro5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>
            <text:p>Mon</text:p>
            <text:p>9/2</text:p>
          </table:table-cell>
          <table:table-cell table:style-name="ce8" office:value-type="string" calcext:value-type="string">
            <text:p>Control </text:p>
          </table:table-cell>
          <table:table-cell table:style-name="ce12" office:value-type="string" calcext:value-type="string">
            <text:p>Ch. 1.3</text:p>
            <text:p>Ch. 1.4</text:p>
            <text:p>Ch. 1.5</text:p>
          </table:table-cell>
          <table:table-cell table:style-name="ce11" office:value-type="string" calcext:value-type="string">
            <text:p>Lab 01: Variables &amp; Functions, Control  Fri 9/6</text:p>
          </table:table-cell>
          <table:table-cell table:style-name="ce15" office:value-type="string" calcext:value-type="string">
            <text:p>Hog  Thu 9/12</text:p>
            <text:p/>
          </table:table-cell>
          <table:table-cell table:style-name="ce36" office:value-type="string" calcext:value-type="string">
            <text:p>Test passed, but I still want to check the composition</text:p>
          </table:table-cell>
          <table:table-cell table:number-columns-repeated="1017"/>
        </table:table-row>
        <table:table-row table:style-name="ro3">
          <table:covered-table-cell/>
          <table:table-cell table:style-name="ce5" office:value-type="string" calcext:value-type="string">
            <text:p>Wed</text:p>
            <text:p>9/4</text:p>
          </table:table-cell>
          <table:table-cell table:style-name="ce8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9/6</text:p>
          </table:table-cell>
          <table:table-cell table:style-name="ce8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11" office:value-type="string" calcext:value-type="string">
            <text:p/>
          </table:table-cell>
          <table:table-cell table:style-name="ce32" office:value-type="string" calcext:value-type="string">
            <text:p>HW 02  Thu 9/12</text:p>
          </table:table-cell>
          <table:table-cell table:style-name="ce36" office:value-type="string" calcext:value-type="string">
            <text:p>For an extra challenge, try defining make_repeater using compose1 and your accumulate function in a single one-line return statement.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>
            <text:p>Mon</text:p>
            <text:p>9/9</text:p>
          </table:table-cell>
          <table:table-cell table:style-name="ce8" office:value-type="string" calcext:value-type="string">
            <text:p>Iteration</text:p>
          </table:table-cell>
          <table:table-cell table:style-name="ce11" office:value-type="string" calcext:value-type="string">
            <text:p/>
          </table:table-cell>
          <table:table-cell table:style-name="ce15" office:value-type="string" calcext:value-type="string">
            <text:p>Lab 02: Higher-Order Functions, Lambda Expressions  Fri 9/13</text:p>
          </table:table-cell>
          <table:table-cell table:style-name="ce11"/>
          <table:table-cell office:value-type="string" calcext:value-type="string">
            <text:p>Q5, Q6 </text:p>
            <text:p>Draw diagram is bit confusing, better review in the future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5" office:value-type="string" calcext:value-type="string">
            <text:p>Wed</text:p>
            <text:p>9/11</text:p>
          </table:table-cell>
          <table:table-cell table:style-name="ce8" office:value-type="string" calcext:value-type="string">
            <text:p>Design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3">
          <table:covered-table-cell table:style-name="ce19"/>
          <table:table-cell table:style-name="ce5" office:value-type="string" calcext:value-type="string">
            <text:p>Fri</text:p>
            <text:p>9/13</text:p>
          </table:table-cell>
          <table:table-cell table:style-name="ce8" office:value-type="string" calcext:value-type="string">
            <text:p>Function Exampl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4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style-name="ce11" table:number-columns-repeated="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9/18</text:p>
          </table:table-cell>
          <table:table-cell table:style-name="ce8"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table:style-name="ce15" office:value-type="string" calcext:value-type="string">
            <text:p>HW 03  Thu 9/26</text:p>
          </table:table-cell>
          <table:table-cell office:value-type="string" calcext:value-type="string">
            <text:p>just for fun, no time ,so do it in the future</text:p>
          </table:table-cell>
          <table:table-cell table:number-columns-repeated="1017"/>
        </table:table-row>
        <table:table-row table:style-name="ro3">
          <table:covered-table-cell/>
          <table:table-cell office:value-type="string" calcext:value-type="string">
            <text:p>Fri</text:p>
            <text:p>9/20</text:p>
          </table:table-cell>
          <table:table-cell table:style-name="ce8"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number-columns-repeated="1020"/>
        </table:table-row>
        <table:table-row table:style-name="ro3">
          <table:table-cell table:style-name="ce24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table:style-name="ce8"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table:style-name="ce11" office:value-type="string" calcext:value-type="string">
            <text:p>Lab 04: Recursion, Python Lists  Fri 9/27</text:p>
          </table:table-cell>
          <table:table-cell table:style-name="ce15" office:value-type="string" calcext:value-type="string">
            <text:p>Cats  Thu 10/3</text:p>
          </table:table-cell>
          <table:table-cell office:value-type="string" calcext:value-type="string">
            <text:p>Q7, remain a problem</text:p>
          </table:table-cell>
          <table:table-cell table:number-columns-repeated="1017"/>
        </table:table-row>
        <table:table-row table:style-name="ro3">
          <table:covered-table-cell/>
          <table:table-cell office:value-type="string" calcext:value-type="string">
            <text:p>Wed</text:p>
            <text:p>9/25</text:p>
          </table:table-cell>
          <table:table-cell table:style-name="ce8"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9/27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office:value-type="string" calcext:value-type="string">
            <text:p>HW 04  Mon 10/14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Lab 05: Data Abstraction, Trees  Fri 10/4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2</text:p>
          </table:table-cell>
          <table:table-cell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4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number-columns-repeated="1020"/>
        </table:table-row>
        <table:table-row table:style-name="ro3">
          <table:table-cell table:style-name="ce24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Lab 06: Nonlocal, Object-Oriented Programming  Mon 10/14</text:p>
          </table:table-cell>
          <table:table-cell office:value-type="string" calcext:value-type="string">
            <text:p>Ants  Fri 10/18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0/9</text:p>
          </table:table-cell>
          <table:table-cell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1</text:p>
          </table:table-cell>
          <table:table-cell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05  Tue 10/22</text:p>
          </table:table-cell>
          <table:table-cell table:number-columns-repeated="1018"/>
        </table:table-row>
        <table:table-row table:style-name="ro3">
          <table:table-cell table:style-name="ce24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office:value-type="string" calcext:value-type="string">
            <text:p>Lab 07: Iterators &amp; Generators, Linked Lists, Mutable Trees  Fri 10/18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3">
          <table:table-cell table:style-name="ce24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3">
          <table:table-cell table:style-name="ce24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3">
          <table:table-cell table:style-name="ce24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3">
          <table:table-cell table:style-name="ce24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3">
          <table:table-cell table:style-name="ce24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3">
          <table:table-cell table:style-name="ce24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table-cell table:style-name="ce24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Thu</text:p>
            <text:p>12/5</text:p>
          </table:table-cell>
          <table:table-cell table:style-name="ce10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3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14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ce41"/>
        <table:table-column table:style-name="co8" table:default-cell-style-name="Default"/>
        <table:table-row table:style-name="ro4">
          <table:table-cell/>
          <table:table-cell office:value-type="string" calcext:value-type="string">
            <text:p>clear</text:p>
          </table:table-cell>
        </table:table-row>
        <table:table-row table:style-name="ro4">
          <table:table-cell table:style-name="ce42"/>
          <table:table-cell office:value-type="string" calcext:value-type="string">
            <text:p>clear but have sth to take attention, review best</text:p>
          </table:table-cell>
        </table:table-row>
        <table:table-row table:style-name="ro4">
          <table:table-cell table:style-name="ce43"/>
          <table:table-cell office:value-type="string" calcext:value-type="string">
            <text:p>have sth un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3:10:53.758204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7-21T23:11:41.335229895</dc:date>
    <meta:editing-duration>PT18H45M25S</meta:editing-duration>
    <meta:editing-cycles>12</meta:editing-cycles>
    <meta:generator>LibreOffice/6.0.7.3$Linux_X86_64 LibreOffice_project/00m0$Build-3</meta:generator>
    <meta:document-statistic meta:table-count="2" meta:cell-count="227" meta:object-count="0"/>
  </office:meta>
</office:document-meta>
</file>